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cm" fo:min-width="3.807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dbdfef" draw:textarea-horizontal-align="justify" draw:textarea-vertical-align="middle" draw:auto-grow-height="false" fo:min-height="2.888cm" fo:min-width="12.01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cccccc" draw:textarea-horizontal-align="justify" draw:textarea-vertical-align="middle" draw:auto-grow-height="false" fo:min-height="2.862cm" fo:min-width="6.689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2f4c1" draw:textarea-horizontal-align="justify" draw:textarea-vertical-align="middle" draw:auto-grow-height="false" fo:min-height="2.683cm" fo:min-width="6.3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e2bb" draw:textarea-horizontal-align="justify" draw:textarea-vertical-align="middle" draw:auto-grow-height="false" fo:min-height="2.763cm" fo:min-width="6.278cm" fo:padding-top="0.177cm" fo:padding-bottom="0.177cm" fo:padding-left="0.302cm" fo:padding-right="0.302cm"/>
    </style:style>
    <style:style style:name="gr7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-color="#f3f3f4" draw:textarea-horizontal-align="justify" draw:textarea-vertical-align="middle" draw:auto-grow-height="false" fo:min-height="1.332cm" fo:min-width="2.39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draw:marker-start-width="0.358cm" draw:marker-end="Arrow" draw:marker-end-width="0.206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035cm" svg:stroke-color="#000000" draw:marker-start="Dimension_20_Lines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cm" fo:min-width="2.57cm" fo:padding-top="0.177cm" fo:padding-bottom="0.177cm" fo:padding-left="0.302cm" fo:padding-right="0.302cm"/>
    </style:style>
    <style:style style:name="gr11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3cm" fo:min-width="5.97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2f4c1" draw:textarea-horizontal-align="justify" draw:textarea-vertical-align="middle" draw:auto-grow-height="false" fo:min-height="2.683cm" fo:min-width="6.7cm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c2e8f7"/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margin-top="0.102cm" fo:margin-bottom="0cm" fo:text-align="start"/>
    </style:style>
    <style:style style:name="P6" style:family="paragraph">
      <loext:graphic-properties draw:fill-color="#dbdfef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-color="#f2f4c1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e2bb"/>
      <style:paragraph-properties fo:text-align="star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3f3f4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ans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Liberation Sans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9" draw:id="id9" draw:layer="layout" svg:width="0.254cm" svg:height="0.254cm" svg:x="14.953cm" svg:y="7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0.254cm" svg:height="0.254cm" svg:x="2.967cm" svg:y="7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254cm" svg:height="0.254cm" svg:x="16.133cm" svg:y="6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0.254cm" svg:height="0.254cm" svg:x="7.977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0.254cm" svg:height="0.254cm" svg:x="6.928cm" svg:y="3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428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41cm" svg:height="1.603cm" svg:x="8.698cm" svg:y="12.428cm">
          <text:p text:style-name="P2"><text:span text:style-name="T1">DHTID</text:span><text:span text:style-name="T2">(routing.py) </text:span></text:p>
          <text:p text:style-name="P2"><text:span text:style-name="T2">20bit int type for both</text:span></text:p>
          <text:p text:style-name="P2"><text:span text:style-name="T2">keys and no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2.844cm" svg:height="3.468cm" svg:x="4.682cm" svg:y="0.132cm">
          <text:p text:style-name="P4"><text:span text:style-name="T3">DHT</text:span><text:span text:style-name="T4"> (hivemind/dht/__init__.py)</text:span></text:p>
          <text:p text:style-name="P4"><text:span text:style-name="T5"><text:s text:c="2"/></text:span><text:span text:style-name="T5">high-level class with expert-oriented methods </text:span></text:p>
          <text:list text:style-name="L1">
            <text:list-item>
              <text:p text:style-name="P4"><text:span text:style-name="T4">declare_experts(uids) → </text:span><text:span text:style-name="T5">store metadata to DHT</text:span></text:p>
            </text:list-item>
            <text:list-item>
              <text:p text:style-name="P4"><text:span text:style-name="T4">get_experts(uids)→List[RemoteExpert]</text:span></text:p>
            </text:list-item>
            <text:list-item>
              <text:p text:style-name="P4"><text:span text:style-name="T4">find_best_experts(prefix, scores, beam_size)→beam search</text:span></text:p>
            </text:list-item>
          </text:list>
          <text:p text:style-name="P5"><text:span text:style-name="T5">Runs </text:span><text:span text:style-name="T6">DHTNode </text:span><text:span text:style-name="T5">in a background process, talks to it via mp.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" draw:id="id2" draw:layer="layout" svg:width="7.517cm" svg:height="3.44cm" svg:x="0.975cm" svg:y="4.33cm">
          <text:p text:style-name="P4"><text:span text:style-name="T3">DHTNode</text:span><text:span text:style-name="T4"> (node.py)</text:span></text:p>
          <text:p text:style-name="P4"><text:span text:style-name="T5"><text:s text:c="2"/></text:span><text:span text:style-name="T5">kademlia-like logic in asyncio</text:span></text:p>
          <text:list text:style-name="L1">
            <text:list-item>
              <text:p text:style-name="P4"><text:span text:style-name="T7">store(key, value, expiration)</text:span><text:span text:style-name="T4">→ok</text:span></text:p>
            </text:list-item>
            <text:list-item>
              <text:p text:style-name="P4"><text:span text:style-name="T4">get(key)→value, expiration</text:span></text:p>
            </text:list-item>
          </text:list>
          <text:p text:style-name="P4"><text:span text:style-name="T8">Talks to peers through </text:span><text:span text:style-name="T6">DHTProtocol</text:span></text:p>
          <text:p text:style-name="P4"><text:span text:style-name="T8">Calls </text:span><text:span text:style-name="T6">traverse_dht</text:span><text:span text:style-name="T8"> for store &amp; 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7.194cm" svg:height="3.247cm" svg:x="9.688cm" svg:y="8.523cm">
          <text:p text:style-name="P4"><text:span text:style-name="T3">RoutingTable</text:span><text:span text:style-name="T4"> (routing.py)</text:span></text:p>
          <text:p text:style-name="P4"><text:span text:style-name="T5"><text:s text:c="2"/></text:span><text:span text:style-name="T5">maintains a list of peers</text:span></text:p>
          <text:list text:style-name="L1">
            <text:list-item>
              <text:p text:style-name="P4"><text:span text:style-name="T4">get_nearest_neighbors(node)</text:span></text:p>
            </text:list-item>
            <text:list-item>
              <text:p text:style-name="P4"><text:span text:style-name="T4">register_request_from/to(node)</text:span></text:p>
            </text:list-item>
            <text:list-item>
              <text:p text:style-name="P4"><text:span text:style-name="T4">get_nodes_to_refresh()</text:span></text:p>
            </text:list-item>
          </text:list>
          <text:p text:style-name="P4"><text:span text:style-name="T4">KBuckets based on XOR di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6" draw:id="id6" draw:layer="layout" svg:width="7.218cm" svg:height="3.453cm" svg:x="9.666cm" svg:y="4.318cm">
          <text:p text:style-name="P4"><text:span text:style-name="T1">DHTProtocol </text:span><text:span text:style-name="T2">(protocol.py)</text:span></text:p>
          <text:p text:style-name="P4"><text:span text:style-name="T9"><text:s text:c="2"/></text:span><text:span text:style-name="T9">peer-to-peer protocol over grpc</text:span></text:p>
          <text:list text:style-name="L1">
            <text:list-item>
              <text:p text:style-name="P4"><text:span text:style-name="T10">PING(endpoint)→DHTID</text:span></text:p>
            </text:list-item>
            <text:list-item>
              <text:p text:style-name="P4"><text:span text:style-name="T10">STORE(key, value)</text:span></text:p>
            </text:list-item>
            <text:list-item>
              <text:p text:style-name="P4"><text:span text:style-name="T10">FIND(key) → value, peers</text:span></text:p>
            </text:list-item>
          </text:list>
          <text:p text:style-name="P4"><text:span text:style-name="T9">Organizes peers in </text:span><text:span text:style-name="T11">RoutingTable</text:span></text:p>
          <text:p text:style-name="P4"><text:span text:style-name="T10">Stores data in DHT</text:span><text:span text:style-name="T12">Local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3.208cm" svg:height="1.9cm" svg:x="0.048cm" svg:y="0.872cm">
          <text:p text:style-name="P10"><text:span text:style-name="T13">Outside world:</text:span></text:p>
          <text:p text:style-name="P10"><text:span text:style-name="T13">Server, DMo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789846517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2" draw:layer="layout" svg:x1="4.53cm" svg:y1="2.048cm" svg:x2="3.386cm" svg:y2="2.053cm">
          <text:p/>
        </draw:line>
        <draw:line draw:style-name="gr8" draw:text-style-name="P12" draw:layer="layout" svg:x1="3.421cm" svg:y1="1.69cm" svg:x2="4.565cm" svg:y2="1.695cm">
          <text:p/>
        </draw:line>
        <draw:connector draw:style-name="gr9" draw:text-style-name="P10" draw:layer="layout" draw:line-skew="0.138cm" svg:x1="7.055cm" svg:y1="3.304cm" svg:x2="4.733cm" svg:y2="4.33cm" draw:start-shape="id1" draw:start-glue-point="2" draw:end-shape="id2" draw:end-glue-point="0" svg:d="M7055 3304v625h-2322v401" svg:viewBox="0 0 2323 1027">
          <text:p/>
        </draw:connector>
        <draw:connector draw:style-name="gr9" draw:text-style-name="P10" draw:layer="layout" draw:line-skew="-0.164cm" svg:x1="16.387cm" svg:y1="7.09cm" svg:x2="16.882cm" svg:y2="10.146cm" draw:start-shape="id3" draw:start-glue-point="1" draw:end-shape="id4" svg:d="M16387 7090h885v3056h-390" svg:viewBox="0 0 886 3057">
          <text:p/>
        </draw:connector>
        <draw:connector draw:style-name="gr9" draw:text-style-name="P10" draw:layer="layout" svg:x1="8.231cm" svg:y1="6.836cm" svg:x2="9.666cm" svg:y2="6.044cm" draw:start-shape="id5" draw:start-glue-point="1" draw:end-shape="id6" draw:end-glue-point="3" svg:d="M8231 6836h692v-792h743" svg:viewBox="0 0 1436 793">
          <text:p/>
        </draw:connector>
        <draw:custom-shape draw:style-name="gr10" draw:text-style-name="P3" xml:id="id8" draw:id="id8" draw:layer="layout" svg:width="3.173cm" svg:height="1.603cm" svg:x="13.698cm" svg:y="12.429cm">
          <text:p text:style-name="P2"><text:span text:style-name="T14">KBucket</text:span><text:span text:style-name="T10"> </text:span></text:p>
          <text:p text:style-name="P2"><text:span text:style-name="T2">(routing.py) </text:span></text:p>
          <text:p text:style-name="P2"><text:span text:style-name="T2">bunch of pe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13.285cm" svg:y1="11.77cm" svg:x2="10.903cm" svg:y2="12.428cm" draw:start-shape="id4" draw:start-glue-point="2" draw:end-shape="id7" draw:end-glue-point="0" svg:d="M13285 11770v329h-2382v329" svg:viewBox="0 0 2383 659">
          <text:p/>
        </draw:connector>
        <draw:connector draw:style-name="gr9" draw:text-style-name="P10" draw:layer="layout" svg:x1="13.285cm" svg:y1="11.77cm" svg:x2="15.284cm" svg:y2="12.429cm" draw:start-shape="id4" draw:start-glue-point="2" draw:end-shape="id8" draw:end-glue-point="0" svg:d="M13285 11770v329h1999v330" svg:viewBox="0 0 2000 660">
          <text:p/>
        </draw:connector>
        <draw:connector draw:style-name="gr9" draw:text-style-name="P10" draw:layer="layout" draw:line-skew="0cm 0cm 0.178cm" svg:x1="15.08cm" svg:y1="7.643cm" svg:x2="4.733cm" svg:y2="8.52cm" draw:start-shape="id9" draw:start-glue-point="2" draw:end-shape="id10" draw:end-glue-point="0" svg:d="M15080 7643v501h-3332-7015v376" svg:viewBox="0 0 10348 878">
          <text:p/>
        </draw:connector>
        <draw:custom-shape draw:style-name="gr11" draw:text-style-name="P3" xml:id="id12" draw:id="id12" draw:layer="layout" svg:width="6.579cm" svg:height="1.606cm" svg:x="1.449cm" svg:y="12.428cm">
          <text:p text:style-name="P2"><text:span text:style-name="T1">traverse_dht </text:span><text:span text:style-name="T2">(traverse.py)</text:span></text:p>
          <text:p text:style-name="P2"><text:span text:style-name="T2">Asyncio-based beam search</text:span><text:span text:style-name="T2"><text:line-break/></text:span><text:span text:style-name="T2">for crawling DHT as a gra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line-skew="-1.731cm -0.387cm" svg:x1="3.094cm" svg:y1="7.43cm" svg:x2="1.449cm" svg:y2="13.231cm" draw:start-shape="id11" draw:start-glue-point="2" draw:end-shape="id12" draw:end-glue-point="3" svg:d="M3094 7430v742h-2586v5059h941" svg:viewBox="0 0 2587 5802">
          <text:p/>
        </draw:connector>
        <draw:custom-shape draw:style-name="gr12" draw:text-style-name="P8" xml:id="id10" draw:id="id10" draw:layer="layout" svg:width="7.514cm" svg:height="3.247cm" svg:x="0.976cm" svg:y="8.52cm">
          <text:p text:style-name="P4"><text:span text:style-name="T3">DHTLocalStorage</text:span><text:span text:style-name="T4"> (routing.py)</text:span></text:p>
          <text:p text:style-name="P4"><text:span text:style-name="T5">stores key-value-expiration items</text:span></text:p>
          <text:p text:style-name="P4"><text:span text:style-name="T5">maintains the most recent item</text:span></text:p>
          <text:list text:style-name="L1">
            <text:list-item>
              <text:p text:style-name="P4"><text:span text:style-name="T4">used for both storage &amp; caching</text:span></text:p>
            </text:list-item>
            <text:list-item>
              <text:p text:style-name="P4"><text:span text:style-name="T4">best-effort store until expiration</text:span></text:p>
            </text:list-item>
            <text:list-item>
              <text:p text:style-name="P4"><text:span text:style-name="T4">Optional maxsize with evic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4.0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34cm" svg:x="1cm" svg:y="2.705cm"/>
      <draw:page-thumbnail draw:layer="backgroundobjects" svg:width="8.999cm" svg:height="7.134cm" svg:x="1cm" svg:y="11.281cm"/>
      <draw:page-thumbnail draw:layer="backgroundobjects" svg:width="8.999cm" svg:height="7.134cm" svg:x="1cm" svg:y="19.857cm"/>
      <draw:page-thumbnail draw:layer="backgroundobjects" svg:width="8.999cm" svg:height="7.134cm" svg:x="11cm" svg:y="2.705cm"/>
      <draw:page-thumbnail draw:layer="backgroundobjects" svg:width="8.999cm" svg:height="7.134cm" svg:x="11cm" svg:y="11.281cm"/>
      <draw:page-thumbnail draw:layer="backgroundobjects" svg:width="8.999cm" svg:height="7.134cm" svg:x="11cm" svg:y="19.85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11:48:48.828327165</meta:creation-date>
    <dc:date>2020-10-13T08:39:58.313023594</dc:date>
    <meta:editing-duration>PT4H31M55S</meta:editing-duration>
    <meta:editing-cycles>59</meta:editing-cycles>
    <meta:generator>LibreOffice/6.0.7.3$Linux_X86_64 LibreOffice_project/00m0$Build-3</meta:generator>
    <meta:document-statistic meta:object-count="47"/>
  </office:meta>
</office:document-meta>
</file>